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0192" officeooo:paragraph-rsid="00190192"/>
    </style:style>
    <style:style style:name="P2" style:family="paragraph" style:parent-style-name="Text_20_body">
      <style:text-properties officeooo:paragraph-rsid="00190192"/>
    </style:style>
    <style:style style:name="P3" style:family="paragraph" style:parent-style-name="Text_20_body">
      <style:text-properties officeooo:rsid="001a7a96" officeooo:paragraph-rsid="001a7a96"/>
    </style:style>
    <style:style style:name="P4" style:family="paragraph" style:parent-style-name="Heading_20_2">
      <style:text-properties officeooo:paragraph-rsid="00190192"/>
    </style:style>
    <style:style style:name="P5" style:family="paragraph" style:parent-style-name="Heading_20_2">
      <style:text-properties officeooo:rsid="00190192" officeooo:paragraph-rsid="00190192"/>
    </style:style>
    <style:style style:name="T1" style:family="text">
      <style:text-properties officeooo:rsid="00190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inchillaCam Project Diary</text:h>
      <text:p text:style-name="P1">Brad Needham, @bneedhamia on Twitter<text:line-break/>Begun December 20, 2016</text:p>
      <text:h text:style-name="P4" text:outline-level="2">Summary</text:h>
      <text:p text:style-name="P1">This is [will be] a Raspberry Pi webcam to use as a sort of Game Cam: to capture pictures of the elusive animals that live under our porch. From fleeting sightings, tracks in snow, and one dead chinchilla, we suspect they're chinchillas, descended from escapees from a chinchilla ranch that was in North Plains in the 1940s.</text:p>
      <text:h text:style-name="P4" text:outline-level="2"><text:span text:style-name="T1">Status</text:span></text:h>
      <text:p text:style-name="P2"><text:s/><text:span text:style-name="T1">Just starting. I have the pi and camera module.</text:span></text:p>
      <text:h text:style-name="P5" text:outline-level="2">December 20, 2016 – configuring the Pi and camera module</text:h>
      <text:p text:style-name="P3">I have a Raspberry Pi 3 and Camera Module for it. <text:s/>I've configured Pi's before, so I don't expect any surpris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0S</meta:editing-duration>
    <meta:editing-cycles>4</meta:editing-cycles>
    <meta:generator>LibreOffice/5.1.2.2$Windows_x86 LibreOffice_project/d3bf12ecb743fc0d20e0be0c58ca359301eb705f</meta:generator>
    <dc:date>2016-12-20T09:48:23.303000000</dc:date>
    <meta:document-statistic meta:table-count="0" meta:image-count="0" meta:object-count="0" meta:page-count="1" meta:paragraph-count="8" meta:word-count="110" meta:character-count="640" meta:non-whitespace-character-count="535"/>
    <meta:user-defined meta:name="Info 1"/>
    <meta:user-defined meta:name="Info 2"/>
    <meta:user-defined meta:name="Info 3"/>
    <meta:user-defined meta:name="Info 4"/>
  </office:meta>
</office:document-meta>
</file>